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92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nhanced Damage (%)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parameter is repeated exactly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nhanced Damage to Undead (%)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Enhanced Defense (%)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Extra Gold (%)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gic Find (%)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Vendor Cost (-%)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Increased Attack Speed (%)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ster Hit Recovery (%)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Target Defense (-%)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en Wounds Probability (%)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ushing Blow Probability (%)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office:value-type="string" calcext:value-type="string">
            <text:p>1i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ison Skill Damage Bonus (%)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On Attack: Lvl. X Skill Y Autocast Prob (%)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n Kill: Lvl. X, Skill Y, Autocast Prob (%)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n Being Hit: Lvl. X, Skill Y, Autocast Prob (%)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Charged Item: Lvl. X Skill Y k/N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table:number-columns-repeated="2" office:value-type="string" calcext:value-type="string">
            <text:p>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duce Enemy Lightning Resist (-%)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uce Enemy Fire Resist (-%)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uce Enemy Cold Resist (-%)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 Lightning (%)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 Cold (%)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 Poison (%)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ist Fire (%)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Fire Resist (+%)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Lightning Resist (+%)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Cold Resist (+%)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Poison Resist (+%)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Faster Run and Walk (%)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ength Bonus Based on Char Lvl.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gic Find Bonus Based on Char Lvl. (%)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0T01:37:21.357823797</dc:date>
    <meta:editing-duration>PT5H14M31S</meta:editing-duration>
    <meta:editing-cycles>49</meta:editing-cycles>
    <meta:document-statistic meta:table-count="1" meta:cell-count="217" meta:object-count="0"/>
  </office:meta>
</office:document-meta>
</file>